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3f3" draw:textarea-horizontal-align="justify" draw:textarea-vertical-align="middle" draw:auto-grow-height="false" fo:min-height="4.834cm" fo:min-width="17.24cm"/>
    </style:style>
    <style:style style:name="gr2" style:family="graphic" style:parent-style-name="standard">
      <style:graphic-properties svg:stroke-color="#000000" draw:fill-color="#eeeeee" draw:textarea-horizontal-align="justify" draw:textarea-vertical-align="middle" draw:auto-grow-height="false" fo:min-height="9.951cm" fo:min-width="16.686cm"/>
    </style:style>
    <style:style style:name="gr3" style:family="graphic" style:parent-style-name="standard">
      <style:graphic-properties svg:stroke-color="#000000" draw:fill-color="#666666" draw:textarea-horizontal-align="justify" draw:textarea-vertical-align="middle" draw:auto-grow-height="false" fo:min-height="2.081cm" fo:min-width="15.504cm"/>
    </style:style>
    <style:style style:name="gr4" style:family="graphic" style:parent-style-name="standard">
      <style:graphic-properties svg:stroke-color="#193300" draw:fill-color="#ccff99" draw:textarea-horizontal-align="justify" draw:textarea-vertical-align="middle" draw:auto-grow-height="false" fo:min-height="2.73cm" fo:min-width="2.658cm"/>
    </style:style>
    <style:style style:name="gr5" style:family="graphic" style:parent-style-name="standard">
      <style:graphic-properties svg:stroke-color="#66ccff" draw:fill-color="#f3fffe" draw:textarea-horizontal-align="justify" draw:textarea-vertical-align="middle" draw:auto-grow-height="false" fo:min-height="2.73cm" fo:min-width="2.658cm"/>
    </style:style>
    <style:style style:name="gr6" style:family="graphic" style:parent-style-name="standard">
      <style:graphic-properties svg:stroke-color="#996600" draw:fill-color="#ffd320" draw:textarea-horizontal-align="justify" draw:textarea-vertical-align="middle" draw:auto-grow-height="false" fo:min-height="1.731cm" fo:min-width="2.226cm"/>
    </style:style>
    <style:style style:name="gr7" style:family="graphic" style:parent-style-name="standard">
      <style:graphic-properties draw:fill-color="#99ccff" draw:textarea-horizontal-align="justify" draw:textarea-vertical-align="middle" draw:auto-grow-height="false" fo:min-height="1.645cm" fo:min-width="2.404cm" fo:wrap-option="no-wrap"/>
    </style:style>
    <style:style style:name="gr8" style:family="graphic" style:parent-style-name="standard">
      <style:graphic-properties svg:stroke-color="#801900" draw:fill-color="#ffffff" draw:textarea-horizontal-align="justify" draw:textarea-vertical-align="middle" draw:auto-grow-height="false" fo:min-height="0.896cm" fo:min-width="2.932cm"/>
    </style:style>
    <style:style style:name="gr9" style:family="graphic" style:parent-style-name="standard">
      <style:graphic-properties svg:stroke-color="#801900" draw:fill-color="#ffffff" draw:textarea-horizontal-align="justify" draw:textarea-vertical-align="middle" draw:auto-grow-height="false" fo:min-height="0.896cm" fo:min-width="4.287cm"/>
    </style:style>
    <style:style style:name="gr10" style:family="graphic" style:parent-style-name="objectwithoutfill">
      <style:graphic-properties draw:marker-end="Arrow" draw:marker-end-width="0.3cm" draw:fill="none" draw:fill-color="#666666" draw:textarea-vertical-align="middle"/>
    </style:style>
    <style:style style:name="gr11" style:family="graphic" style:parent-style-name="objectwithoutfill">
      <style:graphic-properties svg:stroke-color="#009900" draw:marker-start="Arrow" draw:marker-start-width="0.3cm" draw:marker-end="Arrow" draw:marker-end-width="0.3cm" draw:fill="none" draw:fill-color="#e9b96e" draw:textarea-vertical-align="middle"/>
    </style:style>
    <style:style style:name="P1" style:family="paragraph">
      <style:paragraph-properties fo:text-align="center"/>
      <style:text-properties fo:color="#ffffff"/>
    </style:style>
    <style:style style:name="P2" style:family="paragraph">
      <loext:graphic-properties draw:fill-color="#fff3f3"/>
      <style:paragraph-properties fo:text-align="center"/>
      <style:text-properties fo:color="#ffffff"/>
    </style:style>
    <style:style style:name="P3" style:family="paragraph">
      <style:paragraph-properties fo:text-align="center"/>
    </style:style>
    <style:style style:name="P4" style:family="paragraph">
      <loext:graphic-properties draw:fill-color="#eeeeee"/>
      <style:paragraph-properties fo:text-align="center"/>
    </style:style>
    <style:style style:name="P5" style:family="paragraph">
      <loext:graphic-properties draw:fill-color="#666666"/>
      <style:paragraph-properties fo:text-align="center"/>
      <style:text-properties fo:color="#ffffff"/>
    </style:style>
    <style:style style:name="P6" style:family="paragraph">
      <style:paragraph-properties fo:text-align="center"/>
      <style:text-properties fo:color="#000000"/>
    </style:style>
    <style:style style:name="P7" style:family="paragraph">
      <loext:graphic-properties draw:fill-color="#ccff99"/>
      <style:paragraph-properties fo:text-align="center"/>
      <style:text-properties fo:color="#000000"/>
    </style:style>
    <style:style style:name="P8" style:family="paragraph">
      <loext:graphic-properties draw:fill-color="#f3fffe"/>
      <style:paragraph-properties fo:text-align="center"/>
    </style:style>
    <style:style style:name="P9" style:family="paragraph">
      <loext:graphic-properties draw:fill-color="#ffd320"/>
      <style:paragraph-properties fo:text-align="center"/>
    </style:style>
    <style:style style:name="P10" style:family="paragraph">
      <loext:graphic-properties draw:fill-color="#99ccff"/>
      <style:paragraph-properties fo:text-align="center"/>
    </style:style>
    <style:style style:name="P11" style:family="paragraph">
      <loext:graphic-properties draw:fill-color="#ffffff"/>
      <style:paragraph-properties fo:text-align="center"/>
    </style:style>
    <style:style style:name="P12" style:family="paragraph">
      <loext:graphic-properties draw:fill="none" draw:fill-color="#666666"/>
      <style:paragraph-properties fo:text-align="center"/>
      <style:text-properties fo:color="#ffffff"/>
    </style:style>
    <style:style style:name="P13" style:family="paragraph">
      <style:paragraph-properties fo:text-align="center"/>
      <style:text-properties fo:color="#006600"/>
    </style:style>
    <style:style style:name="P14" style:family="paragraph">
      <loext:graphic-properties draw:fill="none" draw:fill-color="#e9b96e"/>
      <style:paragraph-properties fo:text-align="center"/>
      <style:text-properties fo:color="#006600" fo:font-size="15pt" style:font-size-asian="15pt" style:font-size-complex="15pt"/>
    </style:style>
    <style:style style:name="T1" style:family="text">
      <style:text-properties fo:color="#800000"/>
    </style:style>
    <style:style style:name="T2" style:family="text">
      <style:text-properties fo:font-weight="bold" style:font-weight-asian="bold" style:font-weight-complex="bold"/>
    </style:style>
    <style:style style:name="T3" style:family="text">
      <style:text-properties fo:color="#669900" fo:font-weight="bold" style:font-weight-asian="bold" style:font-weight-complex="bold"/>
    </style:style>
    <style:style style:name="T4" style:family="text">
      <style:text-properties fo:color="#ffffff"/>
    </style:style>
    <style:style style:name="T5" style:family="text">
      <style:text-properties fo:color="#000000"/>
    </style:style>
    <style:style style:name="T6" style:family="text">
      <style:text-properties fo:color="#000000" fo:font-size="16pt" style:font-size-asian="16pt" style:font-size-complex="16pt"/>
    </style:style>
    <style:style style:name="T7" style:family="text">
      <style:text-properties fo:font-size="16pt" style:font-size-asian="16pt" style:font-size-complex="16pt"/>
    </style:style>
    <style:style style:name="T8" style:family="text">
      <style:text-properties fo:color="#006600"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8.288cm" svg:height="5.632cm" svg:x="1.381cm" svg:y="16.621cm">
          <text:p text:style-name="P1"><text:span text:style-name="T1">UNSECURE STORAGE</text:span><text:span text:style-name="T1"><text:line-break/></text:span><text:span text:style-name="T1">DEVICES / SERVICE</text:span><text:span text:style-name="T1"><text:line-break/></text:span><text:span text:style-name="T1"/></text:p>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8.288cm" svg:height="11.303cm" svg:x="1.4cm" svg:y="4.148cm">
          <text:p text:style-name="P3"><text:span text:style-name="T2">Xen Hypervisor</text:span></text:p>
          <text:p text:style-name="P3"><text:span text:style-name="T3"/></text:p>
          <text:p text:style-name="P3"><text:span text:style-name="T3"/></text:p>
          <text:p text:style-name="P3"><text:span text:style-name="T2"/></text:p>
          <text:p text:style-name="P3"><text:span text:style-name="T2"/></text:p>
          <text:p text:style-name="P3"><text:span text:style-name="T2"/></text:p>
          <text:p text:style-name="P3"/>
          <text:p text:style-name="P3"/>
          <text:p text:style-name="P3"/>
          <text:p text:style-name="P3"/>
          <text:p text:style-name="P3"/>
          <text:p text:style-name="P3"/>
          <text:p text:style-name="P3"/>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6.256cm" svg:height="2.583cm" draw:transform="skewX (-0.00401425727958696) rotate (-0.00383972435438842) translate (2.397cm 12.199cm)">
          <text:p text:style-name="P1"><text:span text:style-name="T4">dom0</text:span><text:span text:style-name="T4"><text:line-break/></text:span><text:span text:style-name="T4">(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xml:id="id1" draw:id="id1" draw:layer="layout" svg:width="3.48cm" svg:height="3.302cm" svg:x="3.513cm" svg:y="6.866cm">
          <text:p text:style-name="P6"><text:span text:style-name="T5">dom1</text:span><text:span text:style-name="T5"><text:line-break/></text:span><text:span text:style-name="T5"><text:line-break/></text:span><text:span text:style-name="T6">Irmin</text:span><text:span text:style-name="T6"><text:line-break/></text:span><text:span text:style-name="T6">Ke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48cm" svg:height="3.302cm" svg:x="8.696cm" svg:y="6.858cm">
          <text:p text:style-name="P3">dom2</text:p>
          <text:p text:style-name="P3"><text:line-break/><text:span text:style-name="T7">Web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xml:id="id4" draw:id="id4" draw:layer="layout" svg:width="3.48cm" svg:height="3.302cm" svg:x="13.927cm" svg:y="6.9cm">
          <text:p text:style-name="P6"><text:span text:style-name="T5">dom3</text:span><text:span text:style-name="T5"><text:line-break/></text:span><text:span text:style-name="T5"><text:line-break/></text:span><text:span text:style-name="T6">Irmin</text:span><text:span text:style-name="T6"><text:line-break/></text:span><text:span text:style-name="T6">Key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3" draw:id="id3" draw:layer="layout" svg:width="2.725cm" svg:height="3.754cm" svg:x="3.921cm" svg:y="17.947cm">
          <text:p text:style-name="P3">SD Card<text:line-break/>HD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0" xml:id="id6" draw:id="id6" draw:layer="layout" svg:width="4.445cm" svg:height="2.921cm" svg:x="13.473cm" svg:y="18.28cm">
          <text:p text:style-name="P3">AWS S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1" xml:id="id2" draw:id="id2" draw:layer="layout" svg:width="3.556cm" svg:height="1.27cm" svg:x="3.538cm" svg:y="13.211cm">
          <text:p text:style-name="P3">IO Driv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1" xml:id="id5" draw:id="id5" draw:layer="layout" svg:width="4.911cm" svg:height="1.27cm" svg:x="13.184cm" svg:y="13.212cm">
          <text:p text:style-name="P3">Network Driv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2" draw:layer="layout" draw:type="curve" svg:x1="5.253cm" svg:y1="10.168cm" svg:x2="5.316cm" svg:y2="13.211cm" draw:start-shape="id1" draw:start-glue-point="2" draw:end-shape="id2" draw:end-glue-point="0" svg:d="M5253 10168c0 2283 63 762 63 3043" svg:viewBox="0 0 64 3044">
          <text:p/>
        </draw:connector>
        <draw:connector draw:style-name="gr10" draw:text-style-name="P12" draw:layer="layout" draw:type="curve" svg:x1="5.316cm" svg:y1="14.481cm" svg:x2="5.284cm" svg:y2="17.947cm" draw:start-shape="id2" draw:start-glue-point="2" draw:end-shape="id3" draw:end-glue-point="5" svg:d="M5316 14481c0 2601-32 868-32 3466" svg:viewBox="0 0 33 3467">
          <text:p/>
        </draw:connector>
        <draw:connector draw:style-name="gr10" draw:text-style-name="P12" draw:layer="layout" draw:type="curve" svg:x1="15.667cm" svg:y1="10.202cm" svg:x2="15.639cm" svg:y2="13.212cm" draw:start-shape="id4" draw:start-glue-point="2" draw:end-shape="id5" draw:end-glue-point="0" svg:d="M15667 10202c0 2259-28 754-28 3010" svg:viewBox="0 0 29 3011">
          <text:p/>
        </draw:connector>
        <draw:connector draw:style-name="gr10" draw:text-style-name="P12" draw:layer="layout" draw:type="curve" svg:x1="15.639cm" svg:y1="14.482cm" svg:x2="15.695cm" svg:y2="18.28cm" draw:start-shape="id5" draw:start-glue-point="2" draw:end-shape="id6" draw:end-glue-point="0" svg:d="M15639 14482c0 2848 56 950 56 3798" svg:viewBox="0 0 57 3799">
          <text:p/>
        </draw:connector>
        <draw:connector draw:style-name="gr11" draw:text-style-name="P14" draw:layer="layout" draw:type="curve" draw:line-skew="1.342cm" svg:x1="5.253cm" svg:y1="10.168cm" svg:x2="15.667cm" svg:y2="10.202cm" draw:start-shape="id1" draw:start-glue-point="2" draw:end-shape="id4" svg:d="M5253 10168c0 2817 10414 2800 10414 34" svg:viewBox="0 0 10415 2112">
          <text:p text:style-name="P13"><text:span text:style-name="T8">Synchronisation</text:span></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4T12:01:26.410065000</meta:creation-date>
    <dc:date>2015-08-24T14:08:25.820407000</dc:date>
    <meta:editing-duration>PT1H20M36S</meta:editing-duration>
    <meta:editing-cycles>3</meta:editing-cycles>
    <meta:generator>LibreOffice/5.0.0.5$MacOSX_X86_64 LibreOffice_project/1b1a90865e348b492231e1c451437d7a15bb262b</meta:generator>
    <meta:document-statistic meta:object-count="15"/>
  </office:meta>
</office:document-meta>
</file>